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Exception.Caching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Exception.Caching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Exception.Caching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Exception.Cachin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